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StreamResultBuilder.startDocument( StartDocum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StreamResultBuilder.processingInstruction( ProcessingInstruction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XStreamResultBuilder.setStAXResult( StAXResul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StreamResultBuilder.end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ResultBuilder.ignorableWhitespace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ResultBuilder.endDocument( XMLStream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StreamResultBuilder.comment( Comm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ResultBuilder.endElement( QName elemen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XStreamResultBuilder.doctypeDecl( String rootElement , String publicId , String systemId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StreamResultBuilder.comment( XMLStream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ResultBuilder.doctypeDecl( DTD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ResultBuilder.startElement( QName element , XMLAttributes attributes , Augmentations au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tAXStreamResultBuilder.startGeneralEntity( String name , XMLResourceIdentifier identifier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StreamResultBuilde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StreamResultBuilder.characters( Characters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ResultBuilder.textDecl( String version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StreamResultBuilder.setIgnoringCharacters( boolean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ResultBuilder.comment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StreamResultBuilde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ResultBuilder.startDocument( XMLLocator locator , String encoding , NamespaceContext namespaceCon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StreamResultBuilder.startDocument( XMLStream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StreamResultBuilder.characters( XMLString text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XStreamResultBuilder.StAXStreamResultBuilder( JAXPNamespaceContextWrapper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ResultBuilder.endDocumen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StreamResultBuilder.processingInstruction( XMLStream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XStreamResultBuilder.processingInstruction( String target , XMLString data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StreamResultBuilder.endDocument( EndDocum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StreamResultBuilder.xmlDecl( String version , String encoding , String standalon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StreamResultBuilder.endGeneral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StreamResultBuilder.entityReference( EntityReference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ResultBuilder.entityReference( XMLStream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ResultBuilder.start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ResultBuilder.cdata( Characters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ResultBuilder.empty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